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Config.addFilter( Class &lt; ? &gt; clazz , Serialize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ializeConfig.SerializeConfig( int tableSize , boolean fieldBa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ializeConfig.setTypeKey( String ty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createJavaBeanSerializer( SerializeBeanInfo beanInfo )</text:p>
          </table:table-cell>
          <table:table-cell office:value-type="float" office:value="61">
            <text:p text:style-name="Table_20_Contents">61</text:p>
          </table:table-cell>
          <table:table-cell office:value-type="float" office:value="55">
            <text:p text:style-name="Table_20_Contents">55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SerializeConfig.setPropertyNamingStrategy( PropertyNamingStrategy propertyNam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getTyp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Serializ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SerializeConfig( boolean field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put( Object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config( Class &lt; ? &gt; clazz , SerializerFeature feature , boolean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rializeConfig.setAsmEnable( boolean asmE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Config.initSer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erializeConfig.SerializeConfig( int tab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getGloba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createJavaBeanSerializer(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eConfig.getEnumValueField( Class clazz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rializeConfig.getEnum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register( 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put( Type type , ObjectSerializer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eConfig.isAsmE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Config.getObjectWriter( Class &lt; ? &gt; clazz , boolean create )</text:p>
          </table:table-cell>
          <table:table-cell office:value-type="float" office:value="103">
            <text:p text:style-name="Table_20_Contents">103</text:p>
          </table:table-cell>
          <table:table-cell office:value-type="float" office:value="41">
            <text:p text:style-name="Table_20_Contents">41</text:p>
          </table:table-cell>
          <table:table-cell office:value-type="float" office:value="344">
            <text:p text:style-name="Table_20_Contents">344</text:p>
          </table:table-cell>
        </table:table-row>
        <table:table-row>
          <table:table-cell office:value-type="string">
            <text:p text:style-name="Table_20_Contents">SerializeConfig.createASMSerializer( SerializeBeanInfo bean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ializeConfig.get(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Config.configEnumAsJavaBean( Class &lt; ? extends Enum &gt; ... enum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Config.clearSer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Config.getObjectWrit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